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2.303cm"/>
    </style:style>
    <style:style style:name="Tableau3.B" style:family="table-column">
      <style:table-column-properties style:column-width="1.085cm"/>
    </style:style>
    <style:style style:name="Tableau3.C" style:family="table-column">
      <style:table-column-properties style:column-width="5.42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01cm" table:align="left"/>
    </style:style>
    <style:style style:name="Tableau4.A" style:family="table-column">
      <style:table-column-properties style:column-width="6.0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Header">
      <style:text-properties officeooo:paragraph-rsid="0169f7cb"/>
    </style:style>
    <style:style style:name="P11" style:family="paragraph" style:parent-style-name="Header">
      <style:text-properties style:font-name="Arial" fo:font-size="8pt" officeooo:rsid="000d9e36" officeooo:paragraph-rsid="0169f7cb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officeooo:paragraph-rsid="01283fcc"/>
    </style:style>
    <style:style style:name="P18" style:family="paragraph" style:parent-style-name="Table_20_Heading">
      <style:text-properties officeooo:paragraph-rsid="014f6ed9"/>
    </style:style>
    <style:style style:name="P19" style:family="paragraph" style:parent-style-name="Adresse">
      <style:text-properties officeooo:paragraph-rsid="00db9b92"/>
    </style:style>
    <style:style style:name="P20" style:family="paragraph" style:parent-style-name="Adresse">
      <style:text-properties officeooo:paragraph-rsid="013b8415"/>
    </style:style>
    <style:style style:name="P21" style:family="paragraph" style:parent-style-name="Text_20_body">
      <style:text-properties officeooo:paragraph-rsid="012ac245"/>
    </style:style>
    <style:style style:name="P22" style:family="paragraph" style:parent-style-name="Text_20_body">
      <style:text-properties officeooo:paragraph-rsid="0135509c"/>
    </style:style>
    <style:style style:name="P23" style:family="paragraph" style:parent-style-name="Text_20_body">
      <style:text-properties officeooo:rsid="0158678a" officeooo:paragraph-rsid="0158678a" fo:background-color="#ff3333"/>
    </style:style>
    <style:style style:name="P24" style:family="paragraph" style:parent-style-name="Table_20_Main_20_Header">
      <style:text-properties officeooo:rsid="0158678a" officeooo:paragraph-rsid="0158678a"/>
    </style:style>
    <style:style style:name="P25" style:family="paragraph" style:parent-style-name="Table_20_Main_20_Content_20_Left_20_Small">
      <style:text-properties officeooo:paragraph-rsid="0155164c"/>
    </style:style>
    <style:style style:name="P26" style:family="paragraph" style:parent-style-name="Table_20_Main_20_Content_20_Left_20_Small">
      <style:text-properties officeooo:paragraph-rsid="015b7bc9"/>
    </style:style>
    <style:style style:name="P27" style:family="paragraph" style:parent-style-name="Table_20_Main_20_Content_20_Left">
      <style:text-properties officeooo:paragraph-rsid="014904e3"/>
    </style:style>
    <style:style style:name="P28" style:family="paragraph" style:parent-style-name="Table_20_Contents">
      <style:text-properties officeooo:paragraph-rsid="0174ad80"/>
    </style:style>
    <style:style style:name="P29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30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31" style:family="paragraph" style:parent-style-name="Table_20_Heading">
      <style:text-properties officeooo:rsid="0127cd53" officeooo:paragraph-rsid="017ab8f5"/>
    </style:style>
    <style:style style:name="P32" style:family="paragraph" style:parent-style-name="Table_20_Heading">
      <style:text-properties officeooo:rsid="014f6ed9" officeooo:paragraph-rsid="017c43d7"/>
    </style:style>
    <style:style style:name="P33" style:family="paragraph" style:parent-style-name="Table_20_Heading">
      <style:text-properties officeooo:rsid="012765ed" officeooo:paragraph-rsid="017d1da7"/>
    </style:style>
    <style:style style:name="P34" style:family="paragraph" style:parent-style-name="Table_20_Heading">
      <style:text-properties officeooo:paragraph-rsid="017d33f7"/>
    </style:style>
    <style:style style:name="P35" style:family="paragraph" style:parent-style-name="Table_20_Heading">
      <style:text-properties officeooo:paragraph-rsid="017a5c42"/>
    </style:style>
    <style:style style:name="P36" style:family="paragraph" style:parent-style-name="Table_20_Main_20_Header">
      <style:text-properties officeooo:rsid="012e2494" officeooo:paragraph-rsid="01775565"/>
    </style:style>
    <style:style style:name="P37" style:family="paragraph" style:parent-style-name="Table_20_Main_20_Header">
      <style:text-properties officeooo:paragraph-rsid="01775565"/>
    </style:style>
    <style:style style:name="P38" style:family="paragraph" style:parent-style-name="Table_20_Main_20_Header">
      <style:text-properties officeooo:rsid="012f7344" officeooo:paragraph-rsid="017947c9"/>
    </style:style>
    <style:style style:name="P39" style:family="paragraph" style:parent-style-name="Small_20_new_20_line">
      <style:text-properties officeooo:paragraph-rsid="0174ad80"/>
    </style:style>
    <style:style style:name="P40" style:family="paragraph" style:parent-style-name="Heading_20_1">
      <style:text-properties officeooo:paragraph-rsid="01762afc"/>
    </style:style>
    <style:style style:name="P41" style:family="paragraph" style:parent-style-name="Standard">
      <style:text-properties officeooo:paragraph-rsid="0174ad80"/>
    </style:style>
    <style:style style:name="P4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763ae" style:font-size-asian="11pt" style:font-size-complex="11pt"/>
    </style:style>
    <style:style style:name="T4" style:family="text">
      <style:text-properties style:font-name="Arial" fo:font-size="11pt" officeooo:rsid="016dda74" style:font-size-asian="11pt" style:font-size-complex="11pt"/>
    </style:style>
    <style:style style:name="T5" style:family="text">
      <style:text-properties style:font-name="Arial" fo:font-size="11pt" officeooo:rsid="00daa6d0" style:font-size-asian="11pt" style:font-size-complex="11pt"/>
    </style:style>
    <style:style style:name="T6" style:family="text">
      <style:text-properties style:font-name="Arial" fo:font-size="11pt" officeooo:rsid="00d2f3b4" style:font-size-asian="11pt" style:font-size-complex="11pt"/>
    </style:style>
    <style:style style:name="T7" style:family="text">
      <style:text-properties style:font-name="Arial" fo:font-size="11pt" officeooo:rsid="0174ad80" style:font-size-asian="11pt" style:font-size-complex="11pt"/>
    </style:style>
    <style:style style:name="T8" style:family="text">
      <style:text-properties style:font-name="Arial" fo:font-size="11pt" officeooo:rsid="01635a11" style:font-size-asian="11pt" style:font-size-complex="11pt"/>
    </style:style>
    <style:style style:name="T9" style:family="text">
      <style:text-properties style:font-name="Arial" fo:font-size="11pt" officeooo:rsid="01762afc" style:font-size-asian="11pt" style:font-size-complex="11pt"/>
    </style:style>
    <style:style style:name="T10" style:family="text">
      <style:text-properties style:font-name="Arial" fo:font-size="11pt" officeooo:rsid="0182d59a" style:font-size-asian="11pt" style:font-size-complex="11pt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11284f1"/>
    </style:style>
    <style:style style:name="T16" style:family="text">
      <style:text-properties officeooo:rsid="012765ed"/>
    </style:style>
    <style:style style:name="T17" style:family="text">
      <style:text-properties officeooo:rsid="0127cd53"/>
    </style:style>
    <style:style style:name="T18" style:family="text">
      <style:text-properties officeooo:rsid="01283fcc"/>
    </style:style>
    <style:style style:name="T19" style:family="text">
      <style:text-properties officeooo:rsid="0129bbad"/>
    </style:style>
    <style:style style:name="T20" style:family="text">
      <style:text-properties officeooo:rsid="012ac245"/>
    </style:style>
    <style:style style:name="T21" style:family="text">
      <style:text-properties officeooo:rsid="012c35a7"/>
    </style:style>
    <style:style style:name="T22" style:family="text">
      <style:text-properties officeooo:rsid="0132d268"/>
    </style:style>
    <style:style style:name="T23" style:family="text">
      <style:text-properties officeooo:rsid="013b5588"/>
    </style:style>
    <style:style style:name="T24" style:family="text">
      <style:text-properties officeooo:rsid="013b8415"/>
    </style:style>
    <style:style style:name="T25" style:family="text">
      <style:text-properties officeooo:rsid="013cf1d3"/>
    </style:style>
    <style:style style:name="T26" style:family="text">
      <style:text-properties officeooo:rsid="01429ae9"/>
    </style:style>
    <style:style style:name="T27" style:family="text">
      <style:text-properties officeooo:rsid="01447047"/>
    </style:style>
    <style:style style:name="T28" style:family="text">
      <style:text-properties officeooo:rsid="01473b71"/>
    </style:style>
    <style:style style:name="T29" style:family="text">
      <style:text-properties officeooo:rsid="014904e3"/>
    </style:style>
    <style:style style:name="T30" style:family="text">
      <style:text-properties officeooo:rsid="014a35b4"/>
    </style:style>
    <style:style style:name="T31" style:family="text">
      <style:text-properties officeooo:rsid="014f0281"/>
    </style:style>
    <style:style style:name="T32" style:family="text">
      <style:text-properties officeooo:rsid="014f6ed9"/>
    </style:style>
    <style:style style:name="T33" style:family="text">
      <style:text-properties officeooo:rsid="01567cff"/>
    </style:style>
    <style:style style:name="T34" style:family="text">
      <style:text-properties officeooo:rsid="0158678a"/>
    </style:style>
    <style:style style:name="T35" style:family="text">
      <style:text-properties officeooo:rsid="015b7bc9"/>
    </style:style>
    <style:style style:name="T36" style:family="text">
      <style:text-properties officeooo:rsid="015c2e39"/>
    </style:style>
    <style:style style:name="T37" style:family="text">
      <style:text-properties officeooo:rsid="0164a34f"/>
    </style:style>
    <style:style style:name="T38" style:family="text">
      <style:text-properties officeooo:rsid="01653b2d"/>
    </style:style>
    <style:style style:name="T39" style:family="text">
      <style:text-properties officeooo:rsid="016840ce"/>
    </style:style>
    <style:style style:name="T40" style:family="text">
      <style:text-properties officeooo:rsid="016ab84b"/>
    </style:style>
    <style:style style:name="T41" style:family="text">
      <style:text-properties officeooo:rsid="01a0ee28"/>
    </style:style>
    <style:style style:name="T42" style:family="text">
      <style:text-properties officeooo:rsid="00e64da8"/>
    </style:style>
    <style:style style:name="T43" style:family="text">
      <style:text-properties officeooo:rsid="018e80d3"/>
    </style:style>
    <style:style style:name="T44" style:family="text">
      <style:text-properties officeooo:rsid="00d936c0"/>
    </style:style>
    <style:style style:name="T45" style:family="text">
      <style:text-properties officeooo:rsid="0167a38d"/>
    </style:style>
    <style:style style:name="T46" style:family="text">
      <style:text-properties officeooo:rsid="0169c807"/>
    </style:style>
    <style:style style:name="T47" style:family="text">
      <style:text-properties officeooo:rsid="01775565"/>
    </style:style>
    <style:style style:name="T48" style:family="text">
      <style:text-properties officeooo:rsid="017947c9"/>
    </style:style>
    <style:style style:name="T49" style:family="text">
      <style:text-properties officeooo:rsid="016bf05e"/>
    </style:style>
    <style:style style:name="T50" style:family="text">
      <style:text-properties officeooo:rsid="016dc454"/>
    </style:style>
    <style:style style:name="T51" style:family="text">
      <style:text-properties officeooo:rsid="016f66f2"/>
    </style:style>
    <style:style style:name="T52" style:family="text">
      <style:text-properties officeooo:rsid="016d6fb1"/>
    </style:style>
    <style:style style:name="T53" style:family="text">
      <style:text-properties officeooo:rsid="016fc22b"/>
    </style:style>
    <style:style style:name="T54" style:family="text">
      <style:text-properties officeooo:rsid="017d33f7"/>
    </style:style>
    <style:style style:name="T55" style:family="text">
      <style:text-properties officeooo:rsid="0181e1f9"/>
    </style:style>
    <style:style style:name="T56" style:family="text">
      <style:text-properties officeooo:rsid="0184667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</text:user-field-decls>
      <text:p text:style-name="P42"><text:a xlink:type="simple" xlink:href="py3o://for=%22obj%20in%20objects%22" text:style-name="Internet_20_link" text:visited-style-name="Visited_20_Internet_20_Link"><text:span text:style-name="T10">for="obj in objects"</text:span></text:a></text:p>
      <text:p text:style-name="P43"><text:a xlink:type="simple" xlink:href="py3o://with=%22lang=user.lang%20or%20'en_US'%22" text:style-name="Internet_20_link" text:visited-style-name="Visited_20_Internet_20_Link"><text:span text:style-name="T7">with="lang=user.lang or 'en_US'"</text:span></text:a></text:p>
      <text:p text:style-name="P41"><text:a xlink:type="simple" xlink:href="py3o://with=%22o=obj.with_context(lang=lang)%22" text:style-name="Internet_20_link" text:visited-style-name="Visited_20_Internet_20_Link"><text:span text:style-name="T44">with="o=obj.with_context(lang=lang)"</text:span></text:a></text:p>
      <text:p text:style-name="P43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44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9">with="doc_name=o.picking_type_code == 'incoming' and (lang=='fr_FR' and u'Réception' or u'Incoming Picking') or (lang=='fr_FR' and u'Bon de préparation' or u'Picking')"</text:span></text:a></text:p>
      <text:p text:style-name="P14"><text:a xlink:type="simple" xlink:href="py3o://if=%22o.state%20!=%20'assigned'%22" text:style-name="Internet_20_link" text:visited-style-name="Visited_20_Internet_20_Link"><text:span text:style-name="T37">if="o.state != 'assigned'"</text:span></text:a></text:p>
      <text:h text:style-name="P40" text:outline-level="1"><text:user-field-get text:name="py3o.doc_name">Document Name</text:user-field-get> <text:span text:style-name="T11">[</text:span><text:span text:style-name="T12"><text:user-field-get text:name="py3o.o.state">Picking State</text:user-field-get></text:span><text:span text:style-name="T11">]</text:span> <text:user-field-get text:name="py3o.o.name">Picking Number</text:user-field-get></text:h>
      <text:p text:style-name="P14"><text:a xlink:type="simple" xlink:href="py3o:///if" text:style-name="Internet_20_link" text:visited-style-name="Visited_20_Internet_20_Link"><text:span text:style-name="T3">/if</text:span></text:a></text:p>
      <text:p text:style-name="P14"><text:a xlink:type="simple" xlink:href="py3o://if=%22o.state%20==%20'assigned'%22" text:style-name="Internet_20_link" text:visited-style-name="Visited_20_Internet_20_Link"><text:span text:style-name="T38">if="o.state == 'assigned'"</text:span></text:a></text:p>
      <text:h text:style-name="P40" text:outline-level="1"><text:span text:style-name="T33"><text:user-field-get text:name="py3o.doc_name">Document Name</text:user-field-get></text:span><text:span text:style-name="T33"> </text:span><text:span text:style-name="T33"><text:user-field-get text:name="py3o.o.name">Picking Number</text:user-field-get></text:span></text:h>
      <text:p text:style-name="P13"><text:a xlink:type="simple" xlink:href="py3o:///if" text:style-name="Internet_20_link" text:visited-style-name="Visited_20_Internet_20_Link"><text:span text:style-name="T13">/if</text:span></text:a></text:p>
      <text:p text:style-name="Small_20_new_20_line"/>
      <text:p text:style-name="P41"><text:a xlink:type="simple" xlink:href="py3o://with=%22customer_ref_label=lang=='fr_FR'%20and%20u'N°%20client%20:'%20or%20u'Customer%20Number:'%22" text:style-name="Internet_20_link" text:visited-style-name="Visited_20_Internet_20_Link"><text:span text:style-name="T43">with="customer_ref_label=lang=='fr_FR' and u'N° client :' or u'Customer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9"><text:a xlink:type="simple" xlink:href="py3o://function=%22lang=='fr_FR'%20and%20u'''Adresse%20de%20l'acheteur'''%20or%20u'Buyer%20Address'%22" text:style-name="Internet_20_link" text:visited-style-name="Visited_20_Internet_20_Link"><text:span text:style-name="T41">function="lang=='fr_FR' and u'''Adresse de l'acheteur''' or u'Buyer Address'"</text:span></text:a></text:p>
          </table:table-cell>
          <table:table-cell office:value-type="string">
            <text:p text:style-name="P16"/>
          </table:table-cell>
          <table:table-cell table:style-name="Tableau1.C1" office:value-type="string">
            <text:p text:style-name="P30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20"><text:a xlink:type="simple" xlink:href="py3o://if=%22o.sale_id%22" text:style-name="Internet_20_link" text:visited-style-name="Visited_20_Internet_20_Link"><text:span text:style-name="T24">if="o.sale_id"</text:span></text:a></text:p>
            <text:p text:style-name="P20"><text:a xlink:type="simple" xlink:href="py3o://for=%22bline%20in%20o.sale_id.partner_id._display_full_address().split('%5Cn')%22" text:style-name="Internet_20_link" text:visited-style-name="Visited_20_Internet_20_Link"><text:span text:style-name="T25">for="bline in o.sale_id.partner_id._display_full_address().split('\n')"</text:span></text:a></text:p>
            <text:p text:style-name="P20"><text:user-field-get text:name="py3o.bline">Buyer address line</text:user-field-get></text:p>
            <text:p text:style-name="P20"><text:a xlink:type="simple" xlink:href="py3o:///for" text:style-name="Internet_20_link" text:visited-style-name="Visited_20_Internet_20_Link">/for</text:a></text:p>
            <text:p text:style-name="P39"/>
            <text:p text:style-name="P28"><text:a xlink:type="simple" xlink:href="py3o://if=%22o.sale_id.commercial_partner_id.ref%22" text:style-name="Internet_20_link" text:visited-style-name="Visited_20_Internet_20_Link"><text:span text:style-name="T25">if="o.sale_id.commercial_partner_id.ref"</text:span></text:a></text:p>
            <text:p text:style-name="P28"><text:span text:style-name="T15"><text:user-field-get text:name="py3o.customer_ref_label">Customer Ref Label</text:user-field-get></text:span> <text:user-field-get text:name="py3o.o.sale_id.commercial_partner_id.ref">Commercial Buyer Ref</text:user-field-get></text:p>
            <text:p text:style-name="P28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5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19"><text:a xlink:type="simple" xlink:href="py3o://for=%22addrline%20in%20o.partner_id._display_full_address().split('%5Cn')%22" text:style-name="Internet_20_link" text:visited-style-name="Visited_20_Internet_20_Link"><text:span text:style-name="T40">for="addrline in o.partner_id._display_full_address().split('\n')"</text:span></text:a></text:p>
            <text:p text:style-name="P19"><text:user-field-get text:name="py3o.addrline">Destination address Line</text:user-field-get></text:p>
            <text:p text:style-name="P19"><text:a xlink:type="simple" xlink:href="py3o:///for" text:style-name="Internet_20_link" text:visited-style-name="Visited_20_Internet_20_Link">/for</text:a></text:p>
            <text:p text:style-name="P39"/>
            <text:p text:style-name="P28"><text:a xlink:type="simple" xlink:href="py3o://if=%22o.partner_id.commercial_partner_id.ref%22" text:style-name="Internet_20_link" text:visited-style-name="Visited_20_Internet_20_Link"><text:span text:style-name="T22">if="o.partner_id.commercial_partner_id.ref"</text:span></text:a></text:p>
            <text:p text:style-name="P28"><text:user-field-get text:name="py3o.customer_ref_label">Customer Ref Label</text:user-field-get> <text:user-field-get text:name="py3o.o.partner_id.commercial_partner_id.ref">Commercial Partner Ref</text:user-field-get></text:p>
            <text:p text:style-name="P28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4"><text:a xlink:type="simple" xlink:href="py3o://function=%22lang=='fr_FR'%20and%20u'Date%20promise'%20or%20u'Promised%20Date'%22" text:style-name="Internet_20_link" text:visited-style-name="Visited_20_Internet_20_Link"><text:span text:style-name="T55">function="lang=='fr_FR' and u'Date promise' or u'Promised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33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33"><text:a xlink:type="simple" xlink:href="py3o://function=%22lang=='fr_FR'%20and%20u'Date%20prévue'%20or%20u'Scheduled%20Date'%22" text:style-name="Internet_20_link" text:visited-style-name="Visited_20_Internet_20_Link"><text:span text:style-name="T53">function="lang=='fr_FR' and u'Date prévue' or u'Scheduled Date'"</text:span></text:a></text:p>
                </table:table-cell>
                <table:table-cell table:style-name="Tableau4.B2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6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origin%22" text:style-name="Internet_20_link" text:visited-style-name="Visited_20_Internet_20_Link"><text:span text:style-name="T17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1"><text:a xlink:type="simple" xlink:href="py3o://function=%22lang=='fr_FR'%20and%20u'Référence%20commande'%20or%20u'Order%20Reference'%22" text:style-name="Internet_20_link" text:visited-style-name="Visited_20_Internet_20_Link"><text:span text:style-name="T51">function="lang=='fr_FR' and u'Référence commande' or u'Order Reference'"</text:span></text:a>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sale_id.client_order_ref%22" text:style-name="Internet_20_link" text:visited-style-name="Visited_20_Internet_20_Link"><text:span text:style-name="T18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5"><text:a xlink:type="simple" xlink:href="py3o://function=%22lang=='fr_FR'%20and%20u'Référence%20commande%20du%20client'%20or%20u'Customer%20Order%20Reference'%22" text:style-name="Internet_20_link" text:visited-style-name="Visited_20_Internet_20_Link"><text:span text:style-name="T56">function="lang=='fr_FR' and u'Référence commande du client' or u'Customer Order Reference'"</text:span></text:a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backorder_id%22" text:style-name="Internet_20_link" text:visited-style-name="Visited_20_Internet_20_Link"><text:span text:style-name="T32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2"><text:a xlink:type="simple" xlink:href="py3o://function=%22lang=='fr_FR'%20and%20u'Reliquat%20de'%20or%20u'Backorder%20of'%22" text:style-name="Internet_20_link" text:visited-style-name="Visited_20_Internet_20_Link"><text:span text:style-name="T52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21"><text:a xlink:type="simple" xlink:href="py3o://if=%22o.pack_operation_ids%22" text:style-name="Internet_20_link" text:visited-style-name="Visited_20_Internet_20_Link"><text:span text:style-name="T20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36"><text:a xlink:type="simple" xlink:href="py3o://function=%22lang=='fr_FR'%20and%20u'Article'%20or%20u'Product'%22" text:style-name="Internet_20_link" text:visited-style-name="Visited_20_Internet_20_Link"><text:span text:style-name="T45">function="lang=='fr_FR' and u'Article' or u'Product'"</text:span></text:a></text:p>
            </table:table-cell>
            <table:table-cell table:style-name="Tableau5.A1" table:number-columns-spanned="2" office:value-type="string">
              <text:p text:style-name="P37"><text:a xlink:type="simple" xlink:href="py3o://function=%22lang=='fr_FR'%20and%20u'Qté'%20or%20u'Qty'%22" text:style-name="Internet_20_link" text:visited-style-name="Visited_20_Internet_20_Link"><text:span text:style-name="T47">function="lang=='fr_FR' and u'Qté' or u'Qty'"</text:span></text:a></text:p>
            </table:table-cell>
            <table:covered-table-cell/>
            <table:table-cell table:style-name="Tableau5.A1" office:value-type="string">
              <text:p text:style-name="P24">Source</text:p>
            </table:table-cell>
            <table:table-cell table:style-name="Tableau5.E1" office:value-type="string">
              <text:p text:style-name="P38"><text:a xlink:type="simple" xlink:href="py3o://function=%22lang=='fr_FR'%20and%20u'N°%20lot'%20or%20u'Lot%20Number'%22" text:style-name="Internet_20_link" text:visited-style-name="Visited_20_Internet_20_Link"><text:span text:style-name="T49">function="lang=='fr_FR' and u'N° lot' or u'Lot Number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21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35">function="formatLang(l.product_qty, dp='Product Unit of Measure')"</text:span></text:a></text:p>
          </table:table-cell>
          <table:table-cell table:style-name="Tableau5.C3" office:value-type="string">
            <text:p text:style-name="P26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36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6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8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0">function="p.lot_id.name_get()[0][1]"</text:span></text:a></text:p>
                  <text:p text:style-name="P27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29">if="not p.lot_id"</text:span></text:a></text:p>
                  <text:p text:style-name="P9"><text:user-field-get text:name="py3o.p.lot_name">Lot Name</text:user-field-get></text:p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Table_20_Main_20_Content_20_Left">/ 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B2" office:value-type="string">
                  <text:p text:style-name="P25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7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22"><text:a xlink:type="simple" xlink:href="py3o:///if" text:style-name="Internet_20_link" text:visited-style-name="Visited_20_Internet_20_Link"><text:span text:style-name="T19">/if</text:span></text:a></text:p>
      <text:p text:style-name="P22"/>
      <text:p text:style-name="P22"><text:a xlink:type="simple" xlink:href="py3o://if=%22o.state%20in%20['draft',%20'waiting',%20'confirmed']%22" text:style-name="Internet_20_link" text:visited-style-name="Visited_20_Internet_20_Link"><text:span text:style-name="T34">if="o.state in ['draft', 'waiting', 'confirmed']"</text:span></text:a></text:p>
      <text:p text:style-name="P23">There are no products reserved for this picking. Click on the button « <text:span text:style-name="T39">Reserve</text:span> » and print the report again.</text:p>
      <text:p text:style-name="P22"><text:a xlink:type="simple" xlink:href="py3o:///if" text:style-name="Internet_20_link" text:visited-style-name="Visited_20_Internet_20_Link"><text:span text:style-name="T34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69f7cb"/>
    </style:style>
    <style:style style:name="MP3" style:family="paragraph" style:parent-style-name="Header">
      <style:text-properties style:font-name="Arial" fo:font-size="8pt" officeooo:rsid="000d9e36" officeooo:paragraph-rsid="0169f7cb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7:13:08.821812559</dc:date>
    <meta:editing-duration>PT22H6M53S</meta:editing-duration>
    <meta:editing-cycles>368</meta:editing-cycles>
    <meta:generator>LibreOffice/5.1.4.2$Linux_X86_64 LibreOffice_project/10m0$Build-2</meta:generator>
    <meta:document-statistic meta:table-count="6" meta:image-count="0" meta:object-count="0" meta:page-count="2" meta:paragraph-count="77" meta:word-count="270" meta:character-count="2744" meta:non-whitespace-character-count="2550"/>
  </office:meta>
</office:document-meta>
</file>